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508f" draw:textarea-horizontal-align="justify" draw:textarea-vertical-align="middle" draw:auto-grow-height="false" fo:min-height="1.164cm" fo:min-width="2.4cm"/>
    </style:style>
    <style:style style:name="gr2" style:family="graphic" style:parent-style-name="standard">
      <style:graphic-properties draw:fill="solid" draw:fill-color="#00508f" draw:textarea-horizontal-align="justify" draw:textarea-vertical-align="middle" draw:auto-grow-height="false" fo:min-height="1.65cm" fo:min-width="4.4cm"/>
    </style:style>
    <style:style style:name="gr3" style:family="graphic" style:parent-style-name="standard">
      <style:graphic-properties draw:fill="solid" draw:fill-color="#00508f" draw:textarea-horizontal-align="justify" draw:textarea-vertical-align="middle" draw:auto-grow-height="false" fo:min-height="1.65cm" fo:min-width="4.6cm"/>
    </style:style>
    <style:style style:name="gr4" style:family="graphic" style:parent-style-name="standard">
      <style:graphic-properties draw:fill="solid" draw:fill-color="#00508f" draw:textarea-horizontal-align="justify" draw:textarea-vertical-align="middle" draw:auto-grow-height="false" fo:min-height="1.378cm" fo:min-width="2.894cm"/>
    </style:style>
    <style:style style:name="gr5" style:family="graphic" style:parent-style-name="standard">
      <style:graphic-properties draw:fill="solid" draw:fill-color="#00508f" draw:textarea-horizontal-align="justify" draw:textarea-vertical-align="middle" draw:auto-grow-height="false" fo:min-height="1.95cm" fo:min-width="4.8cm"/>
    </style:style>
    <style:style style:name="gr6" style:family="graphic" style:parent-style-name="standard">
      <style:graphic-properties draw:fill="solid" draw:fill-color="#00508f" draw:textarea-horizontal-align="justify" draw:textarea-vertical-align="middle" draw:auto-grow-height="false" fo:min-height="2.05cm" fo:min-width="4.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textarea-vertical-align="middle"/>
    </style:style>
    <style:style style:name="gr9" style:family="graphic" style:parent-style-name="standard">
      <style:graphic-properties draw:fill="solid" draw:fill-color="#00508f" draw:textarea-horizontal-align="justify" draw:textarea-vertical-align="middle" draw:auto-grow-height="false" fo:min-height="0.388cm" fo:min-width="0.632cm"/>
    </style:style>
    <style:style style:name="gr10" style:family="graphic" style:parent-style-name="standard">
      <style:graphic-properties draw:fill="solid" draw:fill-color="#00508f" draw:textarea-horizontal-align="justify" draw:textarea-vertical-align="middle" draw:auto-grow-height="false" fo:min-height="0.388cm" fo:min-width="0.702cm"/>
    </style:style>
    <style:style style:name="P1" style:family="paragraph">
      <style:paragraph-properties fo:text-align="center"/>
      <style:text-properties fo:color="#ffffff"/>
    </style:style>
    <style:style style:name="P2" style:family="paragraph">
      <loext:graphic-properties draw:fill="solid" draw:fill-color="#00508f"/>
      <style:paragraph-properties fo:text-align="center"/>
      <style:text-properties fo:color="#ffffff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00508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draw:layer="layout" svg:width="4.1cm" svg:height="2cm" svg:x="8.5cm" svg:y="1.5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4.9cm" svg:height="1.9cm" svg:x="8.2cm" svg:y="4.8cm">
          <text:p text:style-name="P3"><text:span text:style-name="T1">Pobierz a,</text:span></text:p>
          <text:p text:style-name="P3"><text:span text:style-name="T1">b = 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8.2cm" svg:height="1.9cm" svg:x="6.1cm" svg:y="8.6cm">
          <text:p text:style-name="P3"><text:span text:style-name="T1">Liczba</text:span></text:p>
          <text:p text:style-name="P3"><text:span text:style-name="T1">Powtórzeń pętli &lt; a + 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8cm" svg:height="2.3cm" svg:x="8.4cm" svg:y="22.3cm">
          <text:p text:style-name="P1"><text:span text:style-name="T1">St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6" draw:id="id6" draw:layer="layout" svg:width="5.3cm" svg:height="2.2cm" svg:x="8cm" svg:y="15cm">
          <text:p text:style-name="P1"><text:span text:style-name="T1">b = x^2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5.3cm" svg:height="2.3cm" svg:x="8.1cm" svg:y="19.1cm">
          <text:p text:style-name="P1"><text:span text:style-name="T1">Drukuj B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0.6cm" svg:y1="3.7cm" svg:x2="10.6cm" svg:y2="4.9cm">
          <text:p/>
        </draw:line>
        <draw:line draw:style-name="gr7" draw:text-style-name="P5" draw:layer="layout" svg:x1="10.7cm" svg:y1="6.9cm" svg:x2="10.7cm" svg:y2="8.4cm">
          <text:p/>
        </draw:line>
        <draw:line draw:style-name="gr7" draw:text-style-name="P5" xml:id="id1" draw:id="id1" draw:layer="layout" svg:x1="5.7cm" svg:y1="23.6cm" svg:x2="8.4cm" svg:y2="23.6cm">
          <text:p/>
        </draw:line>
        <draw:line draw:style-name="gr7" draw:text-style-name="P5" xml:id="id4" draw:id="id4" draw:layer="layout" svg:x1="18.9cm" svg:y1="8cm" svg:x2="11cm" svg:y2="8cm">
          <text:p/>
        </draw:line>
        <draw:line draw:style-name="gr7" draw:text-style-name="P5" draw:layer="layout" svg:x1="10.7cm" svg:y1="17.2cm" svg:x2="10.7cm" svg:y2="19.1cm">
          <text:p/>
        </draw:line>
        <draw:connector draw:style-name="gr8" draw:text-style-name="P3" draw:layer="layout" svg:x1="5.7cm" svg:y1="23.6cm" svg:x2="6.1cm" svg:y2="9.55cm" draw:start-shape="id1" draw:start-glue-point="3" draw:end-shape="id2" draw:end-glue-point="3" svg:d="M5700 23600h-501v-14050h901" svg:viewBox="0 0 902 14051">
          <text:p/>
        </draw:connector>
        <draw:custom-shape draw:style-name="gr9" draw:text-style-name="P2" xml:id="id5" draw:id="id5" draw:layer="layout" svg:width="1.6cm" svg:height="0.9cm" svg:x="15.7cm" svg:y="9.4cm">
          <text:p text:style-name="P1"><text:span text:style-name="T1">Ta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601cm" svg:height="0.899cm" draw:transform="skewX (0.0178023583703422) rotate (0.0424115008234622) translate (3.778cm 9.368cm)">
          <text:p text:style-name="P1"><text:span text:style-name="T1">N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svg:x1="13.4cm" svg:y1="20.25cm" svg:x2="18.9cm" svg:y2="8cm" draw:start-shape="id3" draw:start-glue-point="1" draw:end-shape="id4" draw:end-glue-point="1" svg:d="M13400 20250h5500v-12250" svg:viewBox="0 0 5501 12251">
          <text:p/>
        </draw:connector>
        <draw:connector draw:style-name="gr7" draw:text-style-name="P5" draw:layer="layout" svg:x1="14.3cm" svg:y1="9.55cm" svg:x2="15.7cm" svg:y2="9.85cm" draw:start-shape="id2" draw:start-glue-point="1" draw:end-shape="id5" draw:end-glue-point="6" svg:d="M14300 9550h700v300h700" svg:viewBox="0 0 1401 301">
          <text:p/>
        </draw:connector>
        <draw:connector draw:style-name="gr7" draw:text-style-name="P5" draw:layer="layout" svg:x1="16.5cm" svg:y1="10.3cm" svg:x2="10.65cm" svg:y2="15cm" draw:start-shape="id5" draw:start-glue-point="8" draw:end-shape="id6" svg:d="M16500 10300v2351h-5850v2349" svg:viewBox="0 0 5851 4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2T19:14:30.132472549</meta:creation-date>
    <dc:date>2018-10-09T19:40:41.637000000</dc:date>
    <meta:editing-duration>PT12M20S</meta:editing-duration>
    <meta:editing-cycles>2</meta:editing-cycles>
    <meta:generator>LibreOffice/6.0.4.2$Windows_X86_64 LibreOffice_project/9b0d9b32d5dcda91d2f1a96dc04c645c450872bf</meta:generator>
    <meta:document-statistic meta:object-count="17"/>
  </office:meta>
</office:document-meta>
</file>